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Courier" svg:font-family="Courier, 'Courier New'" style:font-family-generic="modern"/>
    <style:font-face style:name="MS Mincho" svg:font-family="'MS Mincho', 'ＭＳ 明朝'" style:font-family-generic="modern"/>
    <style:font-face style:name="(Utiliser une police de caractè" svg:font-family="'(Utiliser une police de caractè', 'Times New Roman'" style:font-family-generic="roman"/>
    <style:font-face style:name="FreeSans2" svg:font-family="FreeSans" style:font-family-generic="swiss"/>
    <style:font-face style:name="AR PL SungtiL GB2" svg:font-family="'AR PL SungtiL GB'" style:font-pitch="variable"/>
    <style:font-face style:name="FreeSans3" svg:font-family="FreeSans" style:font-pitch="variable"/>
    <style:font-face style:name="AR PL SungtiL GB1" svg:font-family="'AR PL SungtiL GB'" style:font-family-generic="roman" style:font-pitch="variable"/>
    <style:font-face style:name="Batang" svg:font-family="Batang, 바탕" style:font-family-generic="roman" style:font-pitch="variable"/>
    <style:font-face style:name="FreeSans1" svg:font-family="FreeSans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7" style:family="table">
      <style:table-properties style:width="17cm" table:align="margins" style:writing-mode="lr-tb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padding="0.097cm" fo:border="0.05pt solid #000000"/>
    </style:style>
    <style:style style:name="Tableau1" style:family="table">
      <style:table-properties style:width="17.406cm" fo:margin-left="-0.208cm" table:align="left" style:writing-mode="lr-tb"/>
    </style:style>
    <style:style style:name="Tableau1.A" style:family="table-column">
      <style:table-column-properties style:column-width="1.778cm"/>
    </style:style>
    <style:style style:name="Tableau1.B" style:family="table-column">
      <style:table-column-properties style:column-width="1.27cm"/>
    </style:style>
    <style:style style:name="Tableau1.C" style:family="table-column">
      <style:table-column-properties style:column-width="6.033cm"/>
    </style:style>
    <style:style style:name="Tableau1.D" style:family="table-column">
      <style:table-column-properties style:column-width="8.326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4" style:family="table-row">
      <style:table-row-properties fo:keep-together="always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Entete">
      <style:text-properties officeooo:paragraph-rsid="000d4641"/>
    </style:style>
    <style:style style:name="P3" style:family="paragraph" style:parent-style-name="Style_20_Courier_20__28_Latin_29__20_9_20_pt_20_Encadrement_20__3a__20__28_Simple_20_Automatique_20__20_0...">
      <style:text-properties style:font-name-asian="Wingdings"/>
    </style:style>
    <style:style style:name="P4" style:family="paragraph" style:parent-style-name="Style_20_Courier_20__28_Latin_29__20_9_20_pt_20_Encadrement_20__3a__20__28_Simple_20_Automatique_20__20_0...">
      <style:text-properties officeooo:rsid="002f5471" officeooo:paragraph-rsid="002f5471" style:font-name-asian="Wingdings"/>
    </style:style>
    <style:style style:name="P5" style:family="paragraph" style:parent-style-name="Style_20_Courier_20__28_Latin_29__20_9_20_pt_20_Encadrement_20__3a__20__28_Simple_20_Automatique_20__20_0...">
      <style:text-properties officeooo:rsid="0032de50" officeooo:paragraph-rsid="0032de50"/>
    </style:style>
    <style:style style:name="P6" style:family="paragraph" style:parent-style-name="Style_20_Courier_20__28_Latin_29__20_9_20_pt_20_Encadrement_20__3a__20__28_Simple_20_Automatique_20__20_0...">
      <style:text-properties officeooo:paragraph-rsid="0032de50"/>
    </style:style>
    <style:style style:name="P7" style:family="paragraph" style:parent-style-name="Style_20_Courier_20__28_Latin_29__20_9_20_pt_20_Encadrement_20__3a__20__28_Simple_20_Automatique_20__20_0...">
      <style:text-properties officeooo:rsid="00343cc9" officeooo:paragraph-rsid="00343cc9"/>
    </style:style>
    <style:style style:name="P8" style:family="paragraph" style:parent-style-name="Table_20_Contents">
      <style:text-properties fo:color="#ff3333" fo:font-weight="bold" officeooo:paragraph-rsid="000d4641" style:font-weight-asian="bold" style:font-weight-complex="bold"/>
    </style:style>
    <style:style style:name="P9" style:family="paragraph" style:parent-style-name="Standard">
      <style:paragraph-properties>
        <style:tab-stops/>
      </style:paragraph-properties>
    </style:style>
    <style:style style:name="P10" style:family="paragraph" style:parent-style-name="Standard">
      <style:paragraph-properties style:snap-to-layout-grid="false">
        <style:tab-stops/>
      </style:paragraph-properties>
    </style:style>
    <style:style style:name="P11" style:family="paragraph" style:parent-style-name="Standard">
      <style:paragraph-properties>
        <style:tab-stops/>
      </style:paragraph-properties>
      <style:text-properties officeooo:paragraph-rsid="001b503c"/>
    </style:style>
    <style:style style:name="P12" style:family="paragraph" style:parent-style-name="Standard">
      <style:text-properties style:language-asian="en" style:country-asian="US"/>
    </style:style>
    <style:style style:name="P13" style:family="paragraph" style:parent-style-name="Standard">
      <style:text-properties fo:language="fr" fo:country="FR" style:language-asian="fr" style:country-asian="FR"/>
    </style:style>
    <style:style style:name="P14" style:family="paragraph" style:parent-style-name="Standard">
      <style:paragraph-properties>
        <style:tab-stops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style:language-asian="en" style:country-asian="US" style:font-weight-asian="bold" style:font-weight-complex="bold"/>
    </style:style>
    <style:style style:name="P16" style:family="paragraph" style:parent-style-name="Standard">
      <style:paragraph-properties>
        <style:tab-stops/>
      </style:paragraph-properties>
      <style:text-properties style:text-underline-style="solid" style:text-underline-width="auto" style:text-underline-color="font-color" fo:font-weight="bold" style:font-name-asian="Wingdings" style:font-weight-asian="bold" style:font-weight-complex="bold"/>
    </style:style>
    <style:style style:name="P17" style:family="paragraph" style:parent-style-name="Standard">
      <style:paragraph-properties>
        <style:tab-stops/>
      </style:paragraph-properties>
      <style:text-properties style:font-name-asian="Wingdings" style:font-name-complex="Wingdings"/>
    </style:style>
    <style:style style:name="P18" style:family="paragraph" style:parent-style-name="Standard">
      <style:paragraph-properties style:snap-to-layout-grid="false">
        <style:tab-stops/>
      </style:paragraph-properties>
      <style:text-properties style:font-name-asian="Wingdings" style:font-name-complex="Wingdings"/>
    </style:style>
    <style:style style:name="P19" style:family="paragraph" style:parent-style-name="Standard">
      <style:paragraph-properties>
        <style:tab-stops/>
      </style:paragraph-properties>
      <style:text-properties officeooo:rsid="0027ea63" officeooo:paragraph-rsid="0027ea63" style:font-name-asian="Wingdings" style:font-name-complex="Wingdings"/>
    </style:style>
    <style:style style:name="P20" style:family="paragraph" style:parent-style-name="Standard">
      <style:paragraph-properties>
        <style:tab-stops/>
      </style:paragraph-properties>
      <style:text-properties officeooo:rsid="002a8ab7" officeooo:paragraph-rsid="002a8ab7" style:font-name-asian="Wingdings" style:font-name-complex="Wingdings"/>
    </style:style>
    <style:style style:name="P21" style:family="paragraph" style:parent-style-name="Standard">
      <style:paragraph-properties style:snap-to-layout-grid="false">
        <style:tab-stops/>
      </style:paragraph-properties>
      <style:text-properties officeooo:rsid="002cf7b6" officeooo:paragraph-rsid="002cf7b6" style:font-name-asian="Wingdings" style:font-name-complex="Wingdings"/>
    </style:style>
    <style:style style:name="P22" style:family="paragraph" style:parent-style-name="Standard">
      <style:paragraph-properties>
        <style:tab-stops/>
      </style:paragraph-properties>
      <style:text-properties style:font-name-asian="Wingdings"/>
    </style:style>
    <style:style style:name="P23" style:family="paragraph" style:parent-style-name="Standard">
      <style:text-properties officeooo:paragraph-rsid="000d4641"/>
    </style:style>
    <style:style style:name="P24" style:family="paragraph" style:parent-style-name="Standard">
      <style:text-properties officeooo:paragraph-rsid="000d4641" style:font-style-complex="italic"/>
    </style:style>
    <style:style style:name="P25" style:family="paragraph" style:parent-style-name="Standard">
      <style:paragraph-properties>
        <style:tab-stops/>
      </style:paragraph-properties>
      <style:text-properties style:font-name="Calibri" fo:font-weight="bold" officeooo:paragraph-rsid="0022f74f" style:font-weight-asian="bold" style:font-name-complex="Calibri" style:font-weight-complex="bold"/>
    </style:style>
    <style:style style:name="P26" style:family="paragraph" style:parent-style-name="Standard">
      <style:text-properties officeooo:paragraph-rsid="0028d9bd"/>
    </style:style>
    <style:style style:name="P27" style:family="paragraph" style:parent-style-name="Standard">
      <style:paragraph-properties>
        <style:tab-stops/>
      </style:paragraph-properties>
      <style:text-properties officeooo:rsid="002b75bd" officeooo:paragraph-rsid="002b75bd"/>
    </style:style>
    <style:style style:name="P28" style:family="paragraph" style:parent-style-name="Standard">
      <style:paragraph-properties fo:margin-left="0cm" fo:margin-right="0cm" fo:text-indent="0.635cm" style:auto-text-indent="false">
        <style:tab-stops/>
      </style:paragraph-properties>
      <style:text-properties style:font-name-asian="Wingdings"/>
    </style:style>
    <style:style style:name="P29" style:family="paragraph" style:parent-style-name="Standard">
      <style:paragraph-properties fo:margin-left="1.27cm" fo:margin-right="0cm" fo:text-indent="0cm" style:auto-text-indent="false">
        <style:tab-stops/>
      </style:paragraph-properties>
    </style:style>
    <style:style style:name="P30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style:font-name="Arial" fo:font-size="11pt" style:font-size-asian="11pt" style:font-name-complex="Arial" style:font-size-complex="11pt"/>
    </style:style>
    <style:style style:name="P31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style:font-name="Arial" fo:font-size="11pt" fo:language="en" fo:country="GB" style:font-size-asian="11pt" style:font-name-complex="Arial" style:font-size-complex="11pt"/>
    </style:style>
    <style:style style:name="P32" style:family="paragraph" style:parent-style-name="TiTRE">
      <style:text-properties officeooo:rsid="000f18ac" officeooo:paragraph-rsid="000f18ac"/>
    </style:style>
    <style:style style:name="P33" style:family="paragraph" style:parent-style-name="TiTRE">
      <style:text-properties officeooo:rsid="001a35a5" officeooo:paragraph-rsid="001a35a5"/>
    </style:style>
    <style:style style:name="P34" style:family="paragraph" style:parent-style-name="TiTRE">
      <style:paragraph-properties fo:margin-left="0cm" fo:margin-right="0cm" fo:text-indent="0cm" style:auto-text-indent="false"/>
      <style:text-properties officeooo:paragraph-rsid="000d4641"/>
    </style:style>
    <style:style style:name="P35" style:family="paragraph" style:parent-style-name="Standard" style:list-style-name="WW8Num3">
      <style:paragraph-properties>
        <style:tab-stops/>
      </style:paragraph-properties>
    </style:style>
    <style:style style:name="P36" style:family="paragraph" style:parent-style-name="Standard" style:list-style-name="WW8Num6">
      <style:paragraph-properties>
        <style:tab-stops/>
      </style:paragraph-properties>
    </style:style>
    <style:style style:name="P37" style:family="paragraph" style:parent-style-name="Standard" style:list-style-name="WW8Num11">
      <style:paragraph-properties>
        <style:tab-stops/>
      </style:paragraph-properties>
    </style:style>
    <style:style style:name="P38" style:family="paragraph" style:parent-style-name="Standard" style:list-style-name="WW8Num4">
      <style:paragraph-properties>
        <style:tab-stops/>
      </style:paragraph-properties>
    </style:style>
    <style:style style:name="P39" style:family="paragraph" style:parent-style-name="Standard" style:list-style-name="WW8Num4">
      <style:paragraph-properties>
        <style:tab-stops/>
      </style:paragraph-properties>
      <style:text-properties officeooo:paragraph-rsid="0014bdcd"/>
    </style:style>
    <style:style style:name="P40" style:family="paragraph" style:parent-style-name="Standard" style:list-style-name="WW8Num2">
      <style:paragraph-properties>
        <style:tab-stops/>
      </style:paragraph-properties>
    </style:style>
    <style:style style:name="P41" style:family="paragraph" style:parent-style-name="Standard" style:list-style-name="WW8Num18">
      <style:paragraph-properties>
        <style:tab-stops/>
      </style:paragraph-properties>
    </style:style>
    <style:style style:name="P42" style:family="paragraph" style:parent-style-name="Standard" style:list-style-name="WW8Num16">
      <style:paragraph-properties>
        <style:tab-stops/>
      </style:paragraph-properties>
    </style:style>
    <style:style style:name="P43" style:family="paragraph" style:parent-style-name="Standard" style:list-style-name="WW8Num7">
      <style:paragraph-properties>
        <style:tab-stops/>
      </style:paragraph-properties>
    </style:style>
    <style:style style:name="P44" style:family="paragraph" style:parent-style-name="Standard" style:list-style-name="WW8Num17">
      <style:paragraph-properties>
        <style:tab-stops/>
      </style:paragraph-properties>
    </style:style>
    <style:style style:name="P45" style:family="paragraph" style:parent-style-name="Standard" style:list-style-name="WW8Num5">
      <style:paragraph-properties>
        <style:tab-stops/>
      </style:paragraph-properties>
    </style:style>
    <style:style style:name="P46" style:family="paragraph" style:parent-style-name="Standard" style:list-style-name="WW8Num8">
      <style:paragraph-properties>
        <style:tab-stops/>
      </style:paragraph-properties>
    </style:style>
    <style:style style:name="P47" style:family="paragraph" style:parent-style-name="Standard" style:list-style-name="WW8Num8">
      <style:paragraph-properties>
        <style:tab-stops/>
      </style:paragraph-properties>
      <style:text-properties officeooo:paragraph-rsid="0039514e"/>
    </style:style>
    <style:style style:name="P48" style:family="paragraph" style:parent-style-name="Standard" style:list-style-name="WW8Num19">
      <style:paragraph-properties>
        <style:tab-stops/>
      </style:paragraph-properties>
    </style:style>
    <style:style style:name="P49" style:family="paragraph" style:parent-style-name="Standard">
      <style:text-properties officeooo:rsid="0028d9bd" officeooo:paragraph-rsid="0028d9bd" style:font-name-asian="Wingdings" style:font-name-complex="Wingdings"/>
    </style:style>
    <style:style style:name="P50" style:family="paragraph" style:parent-style-name="Standard" style:list-style-name="WW8Num6">
      <style:paragraph-properties>
        <style:tab-stops/>
      </style:paragraph-properties>
      <style:text-properties style:font-name-asian="Wingdings"/>
    </style:style>
    <style:style style:name="P51" style:family="paragraph" style:parent-style-name="Standard" style:list-style-name="WW8Num11">
      <style:paragraph-properties>
        <style:tab-stops/>
      </style:paragraph-properties>
      <style:text-properties style:font-name-asian="Wingdings"/>
    </style:style>
    <style:style style:name="P52" style:family="paragraph" style:parent-style-name="Standard" style:list-style-name="WW8Num11">
      <style:paragraph-properties>
        <style:tab-stops/>
      </style:paragraph-properties>
      <style:text-properties style:font-name-asian="Batang" style:language-asian="ja" style:country-asian="JP" style:font-size-complex="12pt"/>
    </style:style>
    <style:style style:name="P53" style:family="paragraph" style:parent-style-name="Heading_20_1">
      <style:text-properties style:font-name-asian="Wingdings"/>
    </style:style>
    <style:style style:name="P54" style:family="paragraph" style:parent-style-name="Heading_20_1">
      <style:text-properties style:font-name-asian="Wingdings" style:font-name-complex="Wingdings"/>
    </style:style>
    <style:style style:name="P55" style:family="paragraph" style:parent-style-name="Heading_20_2">
      <style:text-properties style:language-asian="en" style:country-asian="US"/>
    </style:style>
    <style:style style:name="P56" style:family="paragraph" style:parent-style-name="Entete" style:master-page-name="Standard">
      <style:paragraph-properties style:page-number="auto"/>
      <style:text-properties officeooo:paragraph-rsid="000d4641"/>
    </style:style>
    <style:style style:name="P57" style:family="paragraph" style:parent-style-name="Style_20_Courier_20__28_Latin_29__20_9_20_pt_20_Encadrement_20__3a__20__28_Simple_20_Automatique_20__20_0...">
      <style:text-properties officeooo:rsid="0034a46f" officeooo:paragraph-rsid="0034a46f"/>
    </style:style>
    <style:style style:name="P58" style:family="paragraph" style:parent-style-name="Style_20_Courier_20__28_Latin_29__20_9_20_pt_20_Encadrement_20__3a__20__28_Simple_20_Automatique_20__20_0...">
      <style:text-properties officeooo:rsid="00363735" officeooo:paragraph-rsid="00363735"/>
    </style:style>
    <style:style style:name="P59" style:family="paragraph" style:parent-style-name="Style_20_Courier_20__28_Latin_29__20_9_20_pt_20_Encadrement_20__3a__20__28_Simple_20_Automatique_20__20_0...">
      <style:text-properties officeooo:rsid="0032de50" officeooo:paragraph-rsid="00374f6c"/>
    </style:style>
    <style:style style:name="P60" style:family="paragraph" style:parent-style-name="Style_20_Courier_20__28_Latin_29__20_9_20_pt_20_Encadrement_20__3a__20__28_Simple_20_Automatique_20__20_0...">
      <style:text-properties officeooo:rsid="0032de50" officeooo:paragraph-rsid="0037c81b"/>
    </style:style>
    <style:style style:name="P61" style:family="paragraph" style:parent-style-name="Style_20_Courier_20__28_Latin_29__20_9_20_pt_20_Encadrement_20__3a__20__28_Simple_20_Automatique_20__20_0...">
      <style:text-properties officeooo:paragraph-rsid="00374f6c"/>
    </style:style>
    <style:style style:name="P62" style:family="paragraph" style:parent-style-name="Style_20_Courier_20__28_Latin_29__20_9_20_pt_20_Encadrement_20__3a__20__28_Simple_20_Automatique_20__20_0...">
      <style:text-properties officeooo:rsid="00374f6c" officeooo:paragraph-rsid="00374f6c"/>
    </style:style>
    <style:style style:name="P63" style:family="paragraph" style:parent-style-name="Style_20_Courier_20__28_Latin_29__20_9_20_pt_20_Encadrement_20__3a__20__28_Simple_20_Automatique_20__20_0...">
      <style:text-properties officeooo:rsid="0037b251" officeooo:paragraph-rsid="0037b251"/>
    </style:style>
    <style:style style:name="P64" style:family="paragraph" style:parent-style-name="Style_20_Courier_20__28_Latin_29__20_9_20_pt_20_Encadrement_20__3a__20__28_Simple_20_Automatique_20__20_0...">
      <style:text-properties officeooo:paragraph-rsid="0037b251"/>
    </style:style>
    <style:style style:name="P65" style:family="paragraph" style:parent-style-name="Style_20_Courier_20__28_Latin_29__20_9_20_pt_20_Encadrement_20__3a__20__28_Simple_20_Automatique_20__20_0...">
      <style:text-properties officeooo:rsid="0037c81b" officeooo:paragraph-rsid="0037c81b"/>
    </style:style>
    <style:style style:name="P66" style:family="paragraph" style:parent-style-name="Style_20_Courier_20__28_Latin_29__20_9_20_pt_20_Encadrement_20__3a__20__28_Simple_20_Automatique_20__20_0...">
      <style:text-properties officeooo:paragraph-rsid="0037c81b"/>
    </style:style>
    <style:style style:name="P67" style:family="paragraph" style:parent-style-name="Style_20_Courier_20__28_Latin_29__20_9_20_pt_20_Encadrement_20__3a__20__28_Simple_20_Automatique_20__20_0...">
      <style:text-properties officeooo:rsid="0039514e" officeooo:paragraph-rsid="0039514e"/>
    </style:style>
    <style:style style:name="P68" style:family="paragraph">
      <loext:graphic-properties draw:fill="none" draw:fill-color="#ffffff"/>
      <style:paragraph-properties style:writing-mode="lr-tb"/>
    </style:style>
    <style:style style:name="P69" style:family="paragraph">
      <loext:graphic-properties draw:fill="none" draw:fill-color="#ffffff"/>
      <style:paragraph-properties fo:text-align="center" style:writing-mode="lr-tb"/>
    </style:style>
    <style:style style:name="P70" style:family="paragraph">
      <style:paragraph-properties fo:text-align="justify" style:punctuation-wrap="simple" style:writing-mode="lr-tb">
        <style:tab-stops>
          <style:tab-stop style:position="7.2cm"/>
        </style:tab-stops>
      </style:paragraph-properties>
    </style:style>
    <style:style style:name="P71" style:family="paragraph">
      <loext:graphic-properties draw:fill="solid" draw:fill-color="#ffffff"/>
      <style:paragraph-properties fo:text-align="justify" style:punctuation-wrap="simple" style:writing-mode="lr-tb">
        <style:tab-stops>
          <style:tab-stop style:position="7.2cm"/>
        </style:tab-stops>
      </style:paragraph-properties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name-asian="Wingdings" style:font-style-asian="italic" style:font-name-complex="Wingdings" style:font-style-complex="italic"/>
    </style:style>
    <style:style style:name="T3" style:family="text">
      <style:text-properties fo:font-style="italic" style:font-name-asian="Wingdings" style:font-style-asian="italic" style:font-style-complex="italic"/>
    </style:style>
    <style:style style:name="T4" style:family="text">
      <style:text-properties style:font-style-complex="italic"/>
    </style:style>
    <style:style style:name="T5" style:family="text">
      <style:text-properties officeooo:rsid="001a7034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Calibri" fo:font-weight="bold" style:font-weight-asian="bold" style:font-name-complex="Arial" style:font-weight-complex="bold"/>
    </style:style>
    <style:style style:name="T8" style:family="text">
      <style:text-properties style:font-name="Calibri" fo:font-weight="bold" officeooo:rsid="001b503c" style:font-weight-asian="bold" style:font-name-complex="Arial" style:font-weight-complex="bold"/>
    </style:style>
    <style:style style:name="T9" style:family="text">
      <style:text-properties style:font-name="Calibri" fo:font-weight="bold" officeooo:rsid="001ca7eb" style:font-weight-asian="bold" style:font-name-complex="Arial" style:font-weight-complex="bold"/>
    </style:style>
    <style:style style:name="T10" style:family="text">
      <style:text-properties style:font-name="Calibri" fo:font-weight="bold" officeooo:rsid="00212438" style:font-weight-asian="bold" style:font-name-complex="Arial" style:font-weight-complex="bold"/>
    </style:style>
    <style:style style:name="T11" style:family="text">
      <style:text-properties style:font-name="Calibri" style:font-name-complex="Arial"/>
    </style:style>
    <style:style style:name="T12" style:family="text">
      <style:text-properties style:language-asian="en" style:country-asian="US"/>
    </style:style>
    <style:style style:name="T13" style:family="text">
      <style:text-properties fo:font-size="11pt" style:font-size-asian="11pt" style:language-asian="en" style:country-asian="US" style:font-size-complex="11pt"/>
    </style:style>
    <style:style style:name="T14" style:family="text">
      <style:text-properties style:font-name="Arial" fo:font-size="11pt" style:font-size-asian="11pt" style:language-asian="en" style:country-asian="US" style:font-name-complex="Arial" style:font-size-complex="11pt"/>
    </style:style>
    <style:style style:name="T15" style:family="text">
      <style:text-properties style:font-name="Arial" fo:font-size="11pt" style:font-size-asian="11pt" style:font-name-complex="Arial" style:font-size-complex="11pt"/>
    </style:style>
    <style:style style:name="T16" style:family="text">
      <style:text-properties style:font-name="Arial" fo:font-size="11pt" style:font-name-asian="Wingdings" style:font-size-asian="11pt" style:font-name-complex="Arial" style:font-size-complex="11pt"/>
    </style:style>
    <style:style style:name="T17" style:family="text">
      <style:text-properties style:font-name="Arial" fo:font-size="11pt" style:font-name-asian="Wingdings" style:font-size-asian="11pt" style:language-asian="en" style:country-asian="US" style:font-name-complex="Arial" style:font-size-complex="11pt"/>
    </style:style>
    <style:style style:name="T18" style:family="text">
      <style:text-properties style:font-name="Arial" fo:font-size="11pt" fo:font-style="italic" style:font-name-asian="Wingdings" style:font-size-asian="11pt" style:font-style-asian="italic" style:font-name-complex="Arial" style:font-size-complex="11pt" style:font-style-complex="italic"/>
    </style:style>
    <style:style style:name="T19" style:family="text">
      <style:text-properties style:font-name="Arial" fo:font-size="11pt" fo:font-style="italic" style:font-name-asian="Batang" style:font-size-asian="11pt" style:language-asian="ja" style:country-asian="JP" style:font-style-asian="italic" style:font-name-complex="Arial" style:font-size-complex="11pt" style:font-style-complex="italic"/>
    </style:style>
    <style:style style:name="T20" style:family="text">
      <style:text-properties style:font-name="Arial" fo:font-size="11pt" fo:font-style="italic" style:font-size-asian="11pt" style:font-style-asian="italic" style:font-name-complex="Arial" style:font-size-complex="11pt" style:font-style-complex="italic"/>
    </style:style>
    <style:style style:name="T21" style:family="text">
      <style:text-properties style:font-name="Arial" fo:font-size="11pt" style:font-name-asian="Batang" style:font-size-asian="11pt" style:language-asian="ja" style:country-asian="JP" style:font-name-complex="Arial" style:font-size-complex="11pt"/>
    </style:style>
    <style:style style:name="T22" style:family="text">
      <style:text-properties style:font-name="Arial" fo:font-size="11pt" style:font-name-asian="Arial" style:font-size-asian="11pt" style:font-name-complex="Arial" style:font-size-complex="11pt"/>
    </style:style>
    <style:style style:name="T23" style:family="text">
      <style:text-properties style:font-name="Arial" fo:font-size="11pt" fo:language="en" fo:country="GB" style:font-name-asian="Arial" style:font-size-asian="11pt" style:font-name-complex="Arial" style:font-size-complex="11pt"/>
    </style:style>
    <style:style style:name="T24" style:family="text">
      <style:text-properties style:font-name-asian="Wingdings"/>
    </style:style>
    <style:style style:name="T25" style:family="text">
      <style:text-properties style:font-name-asian="Wingdings" style:font-name-complex="Wingdings"/>
    </style:style>
    <style:style style:name="T26" style:family="text">
      <style:text-properties officeooo:rsid="0028d9bd" style:font-name-asian="Wingdings" style:font-name-complex="Wingdings"/>
    </style:style>
    <style:style style:name="T27" style:family="text">
      <style:text-properties officeooo:rsid="002a8ab7" style:font-name-asian="Wingdings" style:font-name-complex="Wingdings"/>
    </style:style>
    <style:style style:name="T28" style:family="text">
      <style:text-properties officeooo:rsid="002b75bd" style:font-name-asian="Wingdings" style:font-name-complex="Wingdings"/>
    </style:style>
    <style:style style:name="T29" style:family="text">
      <style:text-properties officeooo:rsid="002cf7b6" style:font-name-asian="Wingdings" style:font-name-complex="Wingdings"/>
    </style:style>
    <style:style style:name="T30" style:family="text">
      <style:text-properties style:font-name-asian="Wingdings" style:language-asian="en" style:country-asian="US"/>
    </style:style>
    <style:style style:name="T31" style:family="text">
      <style:text-properties style:font-name="Wingdings" style:font-name-asian="Wingdings" style:font-name-complex="Wingdings"/>
    </style:style>
    <style:style style:name="T32" style:family="text">
      <style:text-properties style:font-name="Wingdings" officeooo:rsid="0028d9bd" style:font-name-asian="Wingdings" style:font-name-complex="Wingdings"/>
    </style:style>
    <style:style style:name="T33" style:family="text">
      <style:text-properties style:font-name-asian="Batang" style:language-asian="ja" style:country-asian="JP" style:font-size-complex="12pt"/>
    </style:style>
    <style:style style:name="T34" style:family="text">
      <style:text-properties officeooo:rsid="0014bdcd"/>
    </style:style>
    <style:style style:name="T35" style:family="text">
      <style:text-properties officeooo:rsid="001af48c"/>
    </style:style>
    <style:style style:name="T36" style:family="text">
      <style:text-properties officeooo:rsid="0022f74f"/>
    </style:style>
    <style:style style:name="T37" style:family="text">
      <style:text-properties officeooo:rsid="00273a36"/>
    </style:style>
    <style:style style:name="T38" style:family="text">
      <style:text-properties officeooo:rsid="002ccd04"/>
    </style:style>
    <style:style style:name="T39" style:family="text">
      <style:text-properties officeooo:rsid="003150a7"/>
    </style:style>
    <style:style style:name="T40" style:family="text">
      <style:text-properties officeooo:rsid="00374f6c"/>
    </style:style>
    <style:style style:name="T41" style:family="text">
      <style:text-properties officeooo:rsid="0037b251"/>
    </style:style>
    <style:style style:name="T42" style:family="text">
      <style:text-properties officeooo:rsid="0037c81b"/>
    </style:style>
    <style:style style:name="T43" style:family="text">
      <style:text-properties officeooo:rsid="003b39b1"/>
    </style:style>
    <style:style style:name="T44" style:family="text"/>
    <style:style style:name="T45" style:family="text">
      <style:text-properties style:use-window-font-color="true" style:font-name="Times New Roman" fo:font-size="9.5pt" fo:language="fr" fo:country="FR" style:letter-kerning="true" style:font-name-asian="Times New Roman" style:font-size-asian="9.5pt" style:language-asian="zh" style:country-asian="CN" style:font-name-complex="Times New Roman" style:font-size-complex="8pt" style:language-complex="ar" style:country-complex="SA"/>
    </style:style>
    <style:style style:name="Sect1" style:family="section">
      <style:section-properties style:writing-mode="lr-tb" style:editable="false">
        <style:columns fo:column-count="2" fo:column-gap="1.249cm">
          <style:column style:rel-width="32767*" fo:start-indent="0cm" fo:end-indent="0.624cm"/>
          <style:column style:rel-width="32768*" fo:start-indent="0.624cm" fo:end-indent="0cm"/>
        </style:columns>
        <text:notes-configuration text:note-class="footnote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char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left" draw:textarea-vertical-align="middle" draw:auto-grow-height="false" fo:min-height="4.874cm" fo:min-width="6.227cm" fo:padding-top="0.229cm" fo:padding-bottom="0.229cm" fo:padding-left="0.441cm" fo:padding-right="0.441cm" fo:wrap-option="no-wrap" draw:shadow-color="#808080" style:run-through="foreground"/>
    </style:style>
    <style:style style:name="gr3" style:family="graphic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  <style:style style:name="gr4" style:family="graphic">
      <style:graphic-properties draw:stroke="solid" svg:stroke-width="0.026cm" svg:stroke-color="#000000" svg:stroke-opacity="100%" draw:stroke-linejoin="miter" svg:stroke-linecap="square" draw:fill="solid" draw:fill-color="#ffffff" draw:textarea-horizontal-align="justify" draw:textarea-vertical-align="top" draw:auto-grow-height="false" draw:auto-grow-width="false" fo:padding-top="0.102cm" fo:padding-bottom="0.102cm" fo:padding-left="0.203cm" fo:padding-right="0.203cm" fo:wrap-option="wrap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IUT de Bordeaux<text:span text:style-name="T1"><text:tab/></text:span><text:span text:style-name="T4">Année 201</text:span><text:span text:style-name="T5">8</text:span><text:span text:style-name="T4">-201</text:span><text:span text:style-name="T5">9</text:span></text:p>
      <text:p text:style-name="P2">Département Informatique<text:tab/><text:span text:style-name="T35">S3</text:span></text:p>
      <text:p text:style-name="P33">TP M3102 Réseaux</text:p>
      <text:p text:style-name="P32">DNS</text:p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8">Nom(s) – Prénom(s) : <text:span text:style-name="T37">Erwan BASILE &amp; Bastien VINCENT</text:span></text:p>
          </table:table-cell>
        </table:table-row>
      </table:table>
      <text:p text:style-name="P34"/>
      <text:p text:style-name="P23"><text:span text:style-name="T6">Installation :</text:span> exécutez le script </text:p>
      <text:p text:style-name="P11"><text:span text:style-name="T7"><text:tab/></text:span><text:span text:style-name="T8">~/IUT-VMs/QS/net/installer-tp-d</text:span><text:span text:style-name="T9">n</text:span><text:span text:style-name="T10">s</text:span><text:span text:style-name="T8">.sh</text:span></text:p>
      <text:p text:style-name="P23">(cela a pour effet de copier le fichier <text:span text:style-name="T11">tp-dhcp.tgz</text:span> dans votre répertoire <text:span text:style-name="T11">~/QS</text:span>)</text:p>
      <text:p text:style-name="P24"/>
      <text:p text:style-name="Standard"><text:span text:style-name="T6">Simulation :</text:span> exécutez la commande</text:p>
      <text:p text:style-name="P25"><text:tab/><text:span text:style-name="T36">source ~/IUT-VMs/QS/init.rc &amp;&amp; qs-run tp-dns</text:span></text:p>
      <text:p text:style-name="Standard">(cela a pour effet de créer une session de travail dans le répertoire /tmp de la machine locale, et de lancer le réseau de machines virtuelles)</text:p>
      <text:p text:style-name="Standard"/>
      <text:p text:style-name="Standard"/>
      <text:p text:style-name="Standard">Durant cette séance, vous apprendrez à configurer un serveur DNS maître, un client, un DNS mandataire, définir des sous-domaines, mettre en place la résolution inverse, mettre en œuvre un serveur secondaire.</text:p>
      <text:h text:style-name="Heading_20_1" text:outline-level="1">Topologie du réseau</text:h>
      <text:section text:style-name="Sect1" text:name="Section1">
        <text:p text:style-name="P12"/>
        <text:p text:style-name="P12">Nous travaillons sur un réseau d'université composé de deux réseaux locaux interconnectés : </text:p>
        <text:p text:style-name="Standard"><text:span text:style-name="T12">- d'un réseau principal (</text:span><text:span text:style-name="T14">192.168.0.0</text:span><text:span text:style-name="T13"> </text:span><text:span text:style-name="T12">à </text:span><text:span text:style-name="T14">255</text:span><text:span text:style-name="T12">) avec un routeur de sortie (R-UBX), un poste de travail (ALICE) et un routeur (R-IUT) vers le sous-réseau de l'IUT,</text:span></text:p>
        <text:p text:style-name="Standard"><text:span text:style-name="T12">- sur le réseau de l'IUT (</text:span><text:span text:style-name="T15">192.168.10.0</text:span><text:span text:style-name="T12"> à </text:span><text:span text:style-name="T15">255</text:span><text:span text:style-name="T12">) se trouvent le routeur R-IUT et un poste de travail (BOB).</text:span></text:p>
        <text:p text:style-name="P13"><draw:g text:anchor-type="as-char" svg:y="0cm" draw:z-index="0" draw:style-name="gr1"><draw:custom-shape draw:style-name="gr2" draw:text-style-name="P68" svg:width="7.109cm" svg:height="5.333cm" svg:x="0cm" svg:y="0cm"><text:p/><draw:enhanced-geometry svg:viewBox="0 0 21600 21600" draw:type="rectangle" draw:enhanced-path="M 0 0 L 21600 0 21600 21600 0 21600 0 0 Z N"/></draw:custom-shape><draw:line draw:style-name="gr3" draw:text-style-name="P69" svg:x1="1.268cm" svg:y1="1.778cm" svg:x2="6.09cm" svg:y2="1.778cm"><text:p/></draw:line><draw:line draw:style-name="gr3" draw:text-style-name="P69" svg:x1="3.3cm" svg:y1="1.774cm" svg:x2="3.3cm" svg:y2="1.268cm"><text:p/></draw:line><draw:line draw:style-name="gr3" draw:text-style-name="P69" svg:x1="2.03cm" svg:y1="1.778cm" svg:x2="2.03cm" svg:y2="2.284cm"><text:p/></draw:line><draw:line draw:style-name="gr3" draw:text-style-name="P69" svg:x1="4.824cm" svg:y1="1.778cm" svg:x2="4.824cm" svg:y2="2.284cm"><text:p/></draw:line><draw:frame draw:style-name="gr4" draw:text-style-name="P71" svg:width="1.525cm" svg:height="0.761cm" svg:x="4.06cm" svg:y="2.284cm"><draw:text-box><text:p text:style-name="P70"><text:span text:style-name="T45">R-IUT</text:span></text:p></draw:text-box></draw:frame><draw:frame draw:style-name="gr4" draw:text-style-name="P71" svg:width="1.525cm" svg:height="0.761cm" svg:x="2.536cm" svg:y="0.506cm"><draw:text-box><text:p text:style-name="P70"><text:span text:style-name="T45">R-UBX</text:span></text:p></draw:text-box></draw:frame><draw:frame draw:style-name="gr4" draw:text-style-name="P71" svg:width="1.525cm" svg:height="0.761cm" svg:x="1.266cm" svg:y="2.284cm"><draw:text-box><text:p text:style-name="P70"><text:span text:style-name="T45">ALICE</text:span></text:p></draw:text-box></draw:frame><draw:frame draw:style-name="gr4" draw:text-style-name="P71" svg:width="1.525cm" svg:height="0.761cm" svg:x="2.79cm" svg:y="4.062cm"><draw:text-box><text:p text:style-name="P70"><text:span text:style-name="T45">BOB</text:span></text:p></draw:text-box></draw:frame><draw:line draw:style-name="gr3" draw:text-style-name="P69" svg:x1="4.824cm" svg:y1="3.048cm" svg:x2="4.824cm" svg:y2="3.554cm"><text:p/></draw:line><draw:line draw:style-name="gr3" draw:text-style-name="P69" svg:x1="3.046cm" svg:y1="3.556cm" svg:x2="5.836cm" svg:y2="3.556cm"><text:p/></draw:line><draw:line draw:style-name="gr3" draw:text-style-name="P69" svg:x1="3.554cm" svg:y1="3.556cm" svg:x2="3.554cm" svg:y2="4.062cm"><text:p/></draw:line></draw:g></text:p>
      </text:section>
      <text:section text:style-name="Sect2" text:name="Section2">
        <text:p text:style-name="P12"/>
        <text:p text:style-name="P15">Exercice :</text:p>
        <text:list xml:id="list5166571755254062308" text:style-name="WW8Num3">
          <text:list-item>
            <text:p text:style-name="P35"><text:span text:style-name="T12">Relevez les adresses IP, les masques et les routes de chaque machine dans le tableau ci-dessous</text:span>.</text:p>
          </text:list-item>
          <text:list-item>
            <text:p text:style-name="P35">Vérifiez que les machines communiquent bien entre-elles (commande <text:span text:style-name="T15">ping</text:span>).</text:p>
          </text:list-item>
        </text:list>
        <text:p text:style-name="P9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row table:style-name="Tableau1.1">
            <table:table-cell table:style-name="Tableau1.A1" office:value-type="string">
              <text:p text:style-name="P10"/>
            </table:table-cell>
            <table:table-cell table:style-name="Tableau1.A1" office:value-type="string">
              <text:p text:style-name="P10"/>
            </table:table-cell>
            <table:table-cell table:style-name="Tableau1.A1" office:value-type="string">
              <text:p text:style-name="P9">Adresse/Masque</text:p>
            </table:table-cell>
            <table:table-cell table:style-name="Tableau1.D1" office:value-type="string">
              <text:p text:style-name="P9">Routes (destination, passerelle)</text:p>
            </table:table-cell>
          </table:table-row>
          <table:table-row table:style-name="Tableau1.1">
            <table:table-cell table:style-name="Tableau1.A1" office:value-type="string">
              <text:p text:style-name="P9">R-UBX</text:p>
            </table:table-cell>
            <table:table-cell table:style-name="Tableau1.A1" office:value-type="string">
              <text:p text:style-name="P9">eth0</text:p>
            </table:table-cell>
            <table:table-cell table:style-name="Tableau1.A1" office:value-type="string">
              <text:p text:style-name="P10"/>
              <text:p text:style-name="P27">192.168.0.254/<text:span text:style-name="T38">24</text:span></text:p>
            </table:table-cell>
            <table:table-cell table:style-name="Tableau1.D1" office:value-type="string">
              <text:p text:style-name="P9">192.168.10.0/24 <text:span text:style-name="T31"></text:span><text:span text:style-name="T25"> </text:span><text:span text:style-name="T28">192.168.0.10</text:span></text:p>
            </table:table-cell>
          </table:table-row>
          <table:table-row table:style-name="Tableau1.1">
            <table:table-cell table:style-name="Tableau1.A1" office:value-type="string">
              <text:p text:style-name="P17">ALICE</text:p>
            </table:table-cell>
            <table:table-cell table:style-name="Tableau1.A1" office:value-type="string">
              <text:p text:style-name="P17">eth0</text:p>
            </table:table-cell>
            <table:table-cell table:style-name="Tableau1.A1" office:value-type="string">
              <text:p text:style-name="P18"/>
              <text:p text:style-name="P20">192.168.0.100/<text:span text:style-name="T38">24</text:span></text:p>
            </table:table-cell>
            <table:table-cell table:style-name="Tableau1.D1" office:value-type="string">
              <text:p text:style-name="P9"><text:span text:style-name="T25">Default </text:span><text:span text:style-name="T31"></text:span><text:span text:style-name="T25"> </text:span><text:span text:style-name="T27">192.168.0.0, 0.0.0.0</text:span></text:p>
            </table:table-cell>
          </table:table-row>
          <table:table-row table:style-name="Tableau1.4">
            <table:table-cell table:style-name="Tableau1.A1" table:number-rows-spanned="2" office:value-type="string">
              <text:p text:style-name="P17">R-IUT</text:p>
            </table:table-cell>
            <table:table-cell table:style-name="Tableau1.A1" office:value-type="string">
              <text:p text:style-name="P17">eth0</text:p>
            </table:table-cell>
            <table:table-cell table:style-name="Tableau1.A1" office:value-type="string">
              <text:p text:style-name="P18"/>
              <text:p text:style-name="P19">192.168.0.10/<text:span text:style-name="T38">24</text:span></text:p>
            </table:table-cell>
            <table:table-cell table:style-name="Tableau1.D1" table:number-rows-spanned="2" office:value-type="string">
              <text:p text:style-name="Standard"><text:span text:style-name="T25">Default </text:span><text:span text:style-name="T31"></text:span><text:span text:style-name="T25"> </text:span><text:span text:style-name="T26">192.168.0.0, 0.0.0.0</text:span></text:p>
              <text:p text:style-name="P49"/>
              <text:p text:style-name="P26"><text:span text:style-name="T26">Default </text:span><text:span text:style-name="T32"></text:span><text:span text:style-name="T26"> 192.168.10.0, 0.0.0.0</text:span></text:p>
            </table:table-cell>
          </table:table-row>
          <table:table-row table:style-name="Tableau1.4">
            <table:covered-table-cell/>
            <table:table-cell table:style-name="Tableau1.A1" office:value-type="string">
              <text:p text:style-name="P17">eth1</text:p>
            </table:table-cell>
            <table:table-cell table:style-name="Tableau1.A1" office:value-type="string">
              <text:p text:style-name="P18"/>
              <text:p text:style-name="P19">192.168.10.254/<text:span text:style-name="T38">24</text:span></text:p>
            </table:table-cell>
            <table:covered-table-cell/>
          </table:table-row>
          <table:table-row table:style-name="Tableau1.1">
            <table:table-cell table:style-name="Tableau1.A1" office:value-type="string">
              <text:p text:style-name="P17">BOB</text:p>
            </table:table-cell>
            <table:table-cell table:style-name="Tableau1.A1" office:value-type="string">
              <text:p text:style-name="P17">eth0</text:p>
            </table:table-cell>
            <table:table-cell table:style-name="Tableau1.A1" office:value-type="string">
              <text:p text:style-name="P21">192.168.10.200</text:p>
              <text:p text:style-name="P17"/>
            </table:table-cell>
            <table:table-cell table:style-name="Tableau1.D1" office:value-type="string">
              <text:p text:style-name="P9"><text:span text:style-name="T25">Default </text:span><text:span text:style-name="T31"></text:span><text:span text:style-name="T25"> </text:span><text:span text:style-name="T29">192.168.10.0</text:span></text:p>
            </table:table-cell>
          </table:table-row>
        </table:table>
        <text:h text:style-name="P54" text:outline-level="1"><text:soft-page-break/>Résolution locale par /etc/hosts</text:h>
        <text:p text:style-name="P9"><text:span text:style-name="T25">Les applications ont souvent besoin de </text:span><text:span text:style-name="T2">résoudre des noms</text:span><text:span text:style-name="T25">, c'est-à-dire déterminer le numéro IP qui correspond à une adresse comme </text:span><text:span text:style-name="T16">www.iut.u-bordeaux.fr</text:span><text:span text:style-name="T24">. Elles appellent pour cela le </text:span><text:span text:style-name="T3">resolver</text:span><text:span text:style-name="T24"> (collection de fonctions qui font partie de la bibliothèque C standard).</text:span></text:p>
        <text:p text:style-name="P9"><text:span text:style-name="T24">Le </text:span><text:span text:style-name="T3">resolver</text:span><text:span text:style-name="T24"> obtient ses informations de plusieurs sources (fichiers locaux, appel à des serveurs, base de données etc.), selon le paramétrage indiqué dans </text:span><text:span text:style-name="T16">/etc/nsswitch.conf</text:span><text:span text:style-name="T24">. Ici c'est : </text:span><text:span text:style-name="T16">hosts : files dns</text:span></text:p>
        <text:p text:style-name="P9"><text:span text:style-name="T24">- </text:span><text:span text:style-name="T16">files</text:span><text:span text:style-name="T24"> correspond à l'usage du fichier local </text:span><text:span text:style-name="T16">/etc/hosts</text:span></text:p>
        <text:p text:style-name="P9"><text:span text:style-name="T24">- </text:span><text:span text:style-name="T16">dns</text:span><text:span text:style-name="T24"> à celui des serveurs de noms indiqués dans </text:span><text:span text:style-name="T16">/etc/resolv.conf</text:span></text:p>
        <text:p text:style-name="P22"/>
        <text:p text:style-name="P16">Exercice :</text:p>
        <text:list xml:id="list3729979561055897635" text:style-name="WW8Num6">
          <text:list-item>
            <text:p text:style-name="P36"><text:span text:style-name="T30">Modifiez le fichier </text:span><text:span text:style-name="T17">/etc/hosts</text:span><text:span text:style-name="T30"> de R-UBX pour déclarer les noms ALICE, BOB et R-IUT.</text:span></text:p>
          </text:list-item>
          <text:list-item>
            <text:p text:style-name="P36"><text:span text:style-name="T24">Vérifiez que la résolution fonctionne : </text:span><text:span text:style-name="T16">ping </text:span><text:span text:style-name="T18">nom</text:span><text:span text:style-name="T24"> (en fait, </text:span><text:span text:style-name="T16">ping</text:span><text:span text:style-name="T24"> permet de vérifier la résolution, puis la communication).</text:span></text:p>
          </text:list-item>
          <text:list-item>
            <text:p text:style-name="P50">Notez ci-dessous les lignes que vous avez ajoutées :</text:p>
          </text:list-item>
        </text:list>
        <text:p text:style-name="P3"/>
        <text:p text:style-name="P4">192.168.0.100 <text:span text:style-name="T39">alice</text:span></text:p>
        <text:p text:style-name="P4">192.168.10.200 <text:span text:style-name="T39">bob</text:span></text:p>
        <text:p text:style-name="P4">192.168.0.10 <text:span text:style-name="T39">riut</text:span></text:p>
        <text:p text:style-name="P3"/>
        <text:p text:style-name="P3"/>
        <text:h text:style-name="P53" text:outline-level="1">Configurer les clients</text:h>
        <text:p text:style-name="P9"><text:span text:style-name="T24">Pour demander la résolution par DNS, il faut mettre dans le fichier </text:span><text:span text:style-name="T16">/etc/resolv.conf</text:span><text:span text:style-name="T24"> une directive qui indique le serveur de noms à utiliser (ici, c'est R-UBX qui aura la fonction de serveur).</text:span></text:p>
        <text:p text:style-name="P22"/>
        <text:p text:style-name="P16">Exercice :</text:p>
        <text:list xml:id="list3916104689344086725" text:style-name="WW8Num11">
          <text:list-item>
            <text:p text:style-name="P51">Observez :</text:p>
            <text:list>
              <text:list-item>
                <text:p text:style-name="P37"><text:span text:style-name="T24">sur R-UBX, faites tourner </text:span><text:span text:style-name="T16">Wireshark</text:span><text:span text:style-name="T24">,</text:span></text:p>
              </text:list-item>
              <text:list-item>
                <text:p text:style-name="P37"><text:span text:style-name="T24">sur ALICE, faites « </text:span><text:span text:style-name="T16">host toto.titi.com</text:span><text:span text:style-name="T24"> ». Constatez que R-UBX n'est pas interrogé,</text:span></text:p>
              </text:list-item>
              <text:list-item>
                <text:p text:style-name="P37"><text:span text:style-name="T24">sur ALICE, ajoutez une directive « </text:span><text:span text:style-name="T16">nameserver </text:span><text:span text:style-name="T18">adresse-de-R-UBX</text:span><text:span text:style-name="T24"> » dans le fichier </text:span><text:span text:style-name="T16">/etc/resolv.conf</text:span><text:span text:style-name="T24">,</text:span></text:p>
              </text:list-item>
              <text:list-item>
                <text:p text:style-name="P37"><text:span text:style-name="T24">puis refaites le </text:span><text:span text:style-name="T16">host</text:span><text:span text:style-name="T24">.</text:span></text:p>
              </text:list-item>
            </text:list>
          </text:list-item>
        </text:list>
        <text:p text:style-name="P28">Vous constatez que le serveur R-UBX est maintenant interrogé, même si la résolution échoue.</text:p>
        <text:list xml:id="list175601377775618" text:continue-numbering="true" text:style-name="WW8Num11">
          <text:list-item>
            <text:p text:style-name="P37"><text:span text:style-name="T33">Vous pouvez interroger un serveur sans remplir le fichier </text:span><text:span text:style-name="T21">resolv.conf</text:span><text:span text:style-name="T33">, en donnant son adresse comme paramètre. Depuis BOB, essayez « </text:span><text:span text:style-name="T21">host toto.titi.com </text:span><text:span text:style-name="T19">adresse-de-R-UBX</text:span><text:span text:style-name="T33"> ».</text:span></text:p>
          </text:list-item>
          <text:list-item>
            <text:p text:style-name="P52">Configurez R-UBX et R-IUT comme clients de R-UBX.</text:p>
          </text:list-item>
          <text:list-item>
            <text:p text:style-name="P52">Configurez BOB comme client de R-IUT (que nous configurerons plus tard en « relais » vers <text:s/>R-UBX).</text:p>
          </text:list-item>
        </text:list>
        <text:h text:style-name="Heading_20_1" text:outline-level="1">R-UBX serveur de la zone « ubx »</text:h>
        <text:h text:style-name="P55" text:outline-level="2">Déclaration d’une zone</text:h>
        <text:p text:style-name="P9">Sur R-UBX, on va maintenant ajouter une zone « <text:span text:style-name="T15">ubx</text:span> » contenant les noms alice.ubx, rubx.ubx, riut.ubx, ...</text:p>
        <text:p text:style-name="P9"/>
        <text:p text:style-name="P14">Exercice :</text:p>
        <text:list xml:id="list2219235467789298536" text:style-name="WW8Num4">
          <text:list-item>
            <text:p text:style-name="P38">Dans le fichier <text:span text:style-name="T15">/etc/bind/named.conf.local</text:span>, déclarez la zone « <text:span text:style-name="T15">ubx</text:span> » :</text:p>
          </text:list-item>
        </text:list>
        <text:p text:style-name="P30">zone "ubx" <text:s/>{ </text:p>
        <text:p text:style-name="P29"><text:span text:style-name="T22"><text:s text:c="3"/></text:span><text:span text:style-name="T15">type master; </text:span></text:p>
        <text:p text:style-name="P29"><text:span text:style-name="T22"><text:s text:c="3"/></text:span><text:span text:style-name="T15">file "/etc/bind/db.ubx"; </text:span></text:p>
        <text:p text:style-name="P30">};</text:p>
        <text:list xml:id="list175602301388443" text:continue-numbering="true" text:style-name="WW8Num4">
          <text:list-item>
            <text:p text:style-name="P39"><text:soft-page-break/>Dans le répertoire <text:span text:style-name="T15">/etc/bind/, </text:span>copiez le fichier <text:span text:style-name="T15">db.empty</text:span> dans <text:span text:style-name="T15">db.ubx. </text:span></text:p>
          </text:list-item>
          <text:list-item>
            <text:p text:style-name="P39"><text:span text:style-name="T34">Éd</text:span>itez le pour y mettre des déclarations pour alice, rubx, riut.<text:line-break/>La zone doit ressembler à ceci :</text:p>
          </text:list-item>
        </text:list>
        <text:p text:style-name="P30"/>
        <text:p text:style-name="P31">$TTL 86400</text:p>
        <text:p text:style-name="P31"/>
        <text:p text:style-name="P31">@ <text:s text:c="7"/>IN SOA <text:s text:c="2"/>rubx.ubx. <text:s/>admin.rubx.ubx. (</text:p>
        <text:p text:style-name="P29"><text:span text:style-name="T23"><text:s text:c="18"/></text:span><text:span text:style-name="T15">1 604800 86400 2419200 86400 )</text:span></text:p>
        <text:p text:style-name="P30">@ <text:s text:c="7"/>IN NS <text:s text:c="3"/>rubx.ubx.</text:p>
        <text:p text:style-name="P30"/>
        <text:p text:style-name="P30">rubx <text:s/>IN A 192.168.0.254</text:p>
        <text:p text:style-name="P30">...</text:p>
        <text:list xml:id="list175602043899095" text:continue-numbering="true" text:style-name="WW8Num4">
          <text:list-item>
            <text:p text:style-name="P38">Relancez le serveur de noms (commande <text:span text:style-name="T15">service bind9 restart</text:span>). En cas d'erreur, consultez la fin du journal <text:span text:style-name="T15">/var/log/syslog</text:span>, et corrigez.</text:p>
          </text:list-item>
          <text:list-item>
            <text:p text:style-name="P38">Depuis un client, vérifiez que les noms définis (rubx.ubx, etc.) sont bien résolus.</text:p>
          </text:list-item>
          <text:list-item>
            <text:p text:style-name="P38">Notez ci-dessous le contenu du fichier <text:span text:style-name="T15">/etc/bind/db.ubx</text:span>.</text:p>
          </text:list-item>
        </text:list>
        <text:p text:style-name="Style_20_Courier_20__28_Latin_29__20_9_20_pt_20_Encadrement_20__3a__20__28_Simple_20_Automatique_20__20_0..."/>
        <text:p text:style-name="P5">$TTL 86400</text:p>
        <text:p text:style-name="P5">@<text:tab/>IN<text:tab/>SOA<text:tab/>rubx.ubx. Admin.rubx.ubx. (</text:p>
        <text:p text:style-name="P5"><text:tab/><text:tab/><text:tab/>2018110604 ; Serial</text:p>
        <text:p text:style-name="P5"><text:tab/><text:tab/><text:tab/>604800 ; Refresh</text:p>
        <text:p text:style-name="P5"><text:tab/><text:tab/><text:tab/>86400 ; Retry</text:p>
        <text:p text:style-name="P5"><text:tab/><text:tab/><text:tab/>2419200 ; Expire</text:p>
        <text:p text:style-name="P5"><text:tab/><text:tab/><text:tab/>86400 ) ; Negative Cache TTL</text:p>
        <text:p text:style-name="Style_20_Courier_20__28_Latin_29__20_9_20_pt_20_Encadrement_20__3a__20__28_Simple_20_Automatique_20__20_0...">;</text:p>
        <text:p text:style-name="P5">@<text:tab/>IN<text:tab/>NS<text:tab/>rubx.ubx.</text:p>
        <text:p text:style-name="P6"/>
        <text:p text:style-name="P5">rubx IN A 192.168.0.254</text:p>
        <text:p text:style-name="P5">alice IN A 192.168.0.100 </text:p>
        <text:p text:style-name="P5">riut IN A 192.168.0.10</text:p>
        <text:p text:style-name="Style_20_Courier_20__28_Latin_29__20_9_20_pt_20_Encadrement_20__3a__20__28_Simple_20_Automatique_20__20_0..."/>
        <text:p text:style-name="Style_20_Courier_20__28_Latin_29__20_9_20_pt_20_Encadrement_20__3a__20__28_Simple_20_Automatique_20__20_0..."/>
        <text:p text:style-name="Style_20_Courier_20__28_Latin_29__20_9_20_pt_20_Encadrement_20__3a__20__28_Simple_20_Automatique_20__20_0..."/>
        <text:h text:style-name="P55" text:outline-level="2">Ajout de synonymes</text:h>
        <text:p text:style-name="P14">Exercice :</text:p>
        <text:p text:style-name="P9">Ajoutez des synonymes (CNAME) www pour alice, ns1 pour rubx. Relancez (sans oubliez d'augmenter le numéro de version. Testez.</text:p>
        <text:p text:style-name="P9">Quand ça marche, notez les lignes :</text:p>
        <text:p text:style-name="Style_20_Courier_20__28_Latin_29__20_9_20_pt_20_Encadrement_20__3a__20__28_Simple_20_Automatique_20__20_0..."/>
        <text:p text:style-name="Style_20_Courier_20__28_Latin_29__20_9_20_pt_20_Encadrement_20__3a__20__28_Simple_20_Automatique_20__20_0..."/>
        <text:p text:style-name="P7">www <text:tab/>IN <text:tab/>CNAME<text:tab/> alice</text:p>
        <text:p text:style-name="P7">ns1 <text:tab/>IN<text:tab/>CNAME<text:tab/> rubx</text:p>
        <text:p text:style-name="Style_20_Courier_20__28_Latin_29__20_9_20_pt_20_Encadrement_20__3a__20__28_Simple_20_Automatique_20__20_0..."/>
        <text:p text:style-name="Style_20_Courier_20__28_Latin_29__20_9_20_pt_20_Encadrement_20__3a__20__28_Simple_20_Automatique_20__20_0..."/>
        <text:h text:style-name="Heading_20_1" text:outline-level="1" text:is-list-header="true"/>
        <text:h text:style-name="Heading_20_1" text:outline-level="1">Configuration de R-IUT en relais</text:h>
        <text:p text:style-name="P9">Vous avez déjà configuré BOB comme client de R-IUT, qui pour l'instant ne fait rien, ce que vous pouvez vérifier par la commande « <text:span text:style-name="T15">host alice.ubx</text:span> ».</text:p>
        <text:p text:style-name="P9">Pour que cela fonctionne, une solution simple est de configurer R-IUT pour qu'il interroge R-UBX.</text:p>
        <text:p text:style-name="P9"/>
        <text:p text:style-name="P14">Exercice :</text:p>
        <text:list xml:id="list8942898418222520028" text:style-name="WW8Num2">
          <text:list-item>
            <text:p text:style-name="P40"><text:soft-page-break/>Modifiez le fichier <text:span text:style-name="T15">/etc/bind/named.conf.options</text:span> de R-IUT pour qu'il « forwarde » les requêtes des clients à R-UBX. Pensez à relancer le service</text:p>
          </text:list-item>
          <text:list-item>
            <text:p text:style-name="P40">Essayez de nouveau depuis BOB la commande <text:s/>« <text:span text:style-name="T15">host alice.ubx</text:span> ».</text:p>
          </text:list-item>
          <text:list-item>
            <text:p text:style-name="P40">Notez vos modifications dans le fichier : </text:p>
          </text:list-item>
        </text:list>
        <text:p text:style-name="Style_20_Courier_20__28_Latin_29__20_9_20_pt_20_Encadrement_20__3a__20__28_Simple_20_Automatique_20__20_0..."/>
        <text:p text:style-name="P57">forwarders{</text:p>
        <text:p text:style-name="P57"><text:tab/>192.168.0.254</text:p>
        <text:p text:style-name="P57">}</text:p>
        <text:p text:style-name="Style_20_Courier_20__28_Latin_29__20_9_20_pt_20_Encadrement_20__3a__20__28_Simple_20_Automatique_20__20_0..."/>
        <text:list xml:id="list175602592611064" text:continue-numbering="true" text:style-name="WW8Num2">
          <text:list-item>
            <text:p text:style-name="P40">Faites tourner <text:span text:style-name="T15">Wireshark</text:span> sur R-IUT (les deux interfaces), et observez les paquets quand le client BOB fait une requête.</text:p>
          </text:list-item>
        </text:list>
        <text:p text:style-name="Style_20_Courier_20__28_Latin_29__20_9_20_pt_20_Encadrement_20__3a__20__28_Simple_20_Automatique_20__20_0..."/>
        <text:p text:style-name="P58">On voit que les paquets DNS sont forward de l’interface eth1 vers l’interface eth0, pour contacter le serveur DNS RUBX.</text:p>
        <text:p text:style-name="Style_20_Courier_20__28_Latin_29__20_9_20_pt_20_Encadrement_20__3a__20__28_Simple_20_Automatique_20__20_0..."/>
        <text:p text:style-name="Style_20_Courier_20__28_Latin_29__20_9_20_pt_20_Encadrement_20__3a__20__28_Simple_20_Automatique_20__20_0..."/>
        <text:p text:style-name="Style_20_Courier_20__28_Latin_29__20_9_20_pt_20_Encadrement_20__3a__20__28_Simple_20_Automatique_20__20_0..."/>
        <text:p text:style-name="Style_20_Courier_20__28_Latin_29__20_9_20_pt_20_Encadrement_20__3a__20__28_Simple_20_Automatique_20__20_0..."/>
        <text:p text:style-name="Style_20_Courier_20__28_Latin_29__20_9_20_pt_20_Encadrement_20__3a__20__28_Simple_20_Automatique_20__20_0..."/>
        <text:p text:style-name="Style_20_Courier_20__28_Latin_29__20_9_20_pt_20_Encadrement_20__3a__20__28_Simple_20_Automatique_20__20_0..."/>
        <text:p text:style-name="Style_20_Courier_20__28_Latin_29__20_9_20_pt_20_Encadrement_20__3a__20__28_Simple_20_Automatique_20__20_0..."/>
        <text:p text:style-name="Style_20_Courier_20__28_Latin_29__20_9_20_pt_20_Encadrement_20__3a__20__28_Simple_20_Automatique_20__20_0..."/>
        <text:h text:style-name="Heading_20_1" text:outline-level="1">Délégation de sous-domaine</text:h>
        <text:p text:style-name="P9">On va maintenant déclarer un sous-domaine « <text:span text:style-name="T15">iut.ubx</text:span> » avec deux machines routeur.iut.ubx et bob.iut.ubx. Il est raisonnable que cette zone soit administrée par l'administrateur de l'IUT, sur son propre serveur, et donc on la définit <text:s/>sur R-IUT.</text:p>
        <text:p text:style-name="P9"/>
        <text:p text:style-name="P14">Exercice :</text:p>
        <text:list xml:id="list4166048603495536" text:style-name="WW8Num18">
          <text:list-item>
            <text:p text:style-name="P41">Sur R-IUT, définissez une zone « <text:span text:style-name="T15">iut.ubx</text:span> » avec les noms routeur et bob.</text:p>
          </text:list-item>
          <text:list-item>
            <text:p text:style-name="P41">Relancez le serveur.</text:p>
          </text:list-item>
          <text:list-item>
            <text:p text:style-name="P41">Testez depuis BOB : <text:span text:style-name="T15">host bob.iut.ubx</text:span></text:p>
          </text:list-item>
          <text:list-item>
            <text:p text:style-name="P41">Contenu de la zone : </text:p>
          </text:list-item>
        </text:list>
        <text:p text:style-name="P59">$TTL 86400</text:p>
        <text:p text:style-name="P59">@<text:tab/>IN<text:tab/>SOA<text:tab/><text:span text:style-name="T40">riut.iut</text:span>.ubx. Admin.<text:span text:style-name="T40">riut.iut.ubx.</text:span> (</text:p>
        <text:p text:style-name="P59"><text:tab/><text:tab/><text:tab/>201811<text:span text:style-name="T40">12</text:span>0<text:span text:style-name="T40">5</text:span> ; Serial</text:p>
        <text:p text:style-name="P59"><text:tab/><text:tab/><text:tab/>604800 ; Refresh</text:p>
        <text:p text:style-name="P59"><text:tab/><text:tab/><text:tab/>86400 ; Retry</text:p>
        <text:p text:style-name="P59"><text:tab/><text:tab/><text:tab/>2419200 ; Expire</text:p>
        <text:p text:style-name="P59"><text:tab/><text:tab/><text:tab/>86400 ) ; Negative Cache TTL</text:p>
        <text:p text:style-name="P61">;</text:p>
        <text:p text:style-name="P59">@<text:tab/>IN<text:tab/>NS<text:tab/>r<text:span text:style-name="T40">iut.iut</text:span>.ubx.</text:p>
        <text:p text:style-name="P62">riut IN A 192.168.10.254</text:p>
        <text:p text:style-name="P62">router IN A 192.168.10.254</text:p>
        <text:p text:style-name="P61"><text:span text:style-name="T40">bob IN A 192.168.10.200</text:span></text:p>
        <text:p text:style-name="Style_20_Courier_20__28_Latin_29__20_9_20_pt_20_Encadrement_20__3a__20__28_Simple_20_Automatique_20__20_0..."/>
        <text:p text:style-name="P9"/>
        <text:p text:style-name="P9">BOB interroge le serveur R-IUT qui connait le sous-domaine <text:span text:style-name="T15">iut.ubx</text:span>, donc il obtient une réponse, mais ça ne serait pas le cas pour ALICE qui interroge R-UBX, qui ne sait rien du sous-domaine.</text:p>
        <text:p text:style-name="P9">Il faut donc demander à l'administrateur de R-UBX de faire le lien entre les deux zones.</text:p>
        <text:p text:style-name="P9"/>
        <text:p text:style-name="P14">Exercice :</text:p>
        <text:list xml:id="list7395177519345045531" text:style-name="WW8Num16">
          <text:list-item>
            <text:p text:style-name="P42">En tant qu'administrateur d'UBX, déclarez le nom <text:span text:style-name="T15">iut</text:span> dans la zone ubx. (enregistrement NS).</text:p>
          </text:list-item>
          <text:list-item>
            <text:p text:style-name="P42">Testez ensuite depuis ALICE par « <text:span text:style-name="T15">host bob.iut.ubx</text:span> ».</text:p>
          </text:list-item>
          <text:list-item>
            <text:p text:style-name="P42"><text:soft-page-break/>Notez les modifications dans le fichier :</text:p>
          </text:list-item>
        </text:list>
        <text:p text:style-name="P63">Rajouter dans le fichier /etc/bind/db.ubx sur la machine r-ubx</text:p>
        <text:p text:style-name="P64"><text:span text:style-name="T41">→ iut IN NS riut</text:span></text:p>
        <text:p text:style-name="Style_20_Courier_20__28_Latin_29__20_9_20_pt_20_Encadrement_20__3a__20__28_Simple_20_Automatique_20__20_0..."/>
        <text:p text:style-name="Style_20_Courier_20__28_Latin_29__20_9_20_pt_20_Encadrement_20__3a__20__28_Simple_20_Automatique_20__20_0..."/>
        <text:h text:style-name="Heading_20_1" text:outline-level="1">Résolution inverse</text:h>
        <text:p text:style-name="P9">La résolution inverse consiste à obtenir un nom à partir d'un numéro IP.</text:p>
        <text:p text:style-name="P9"/>
        <text:p text:style-name="P14">Exercice :</text:p>
        <text:p text:style-name="P9">Sur le serveur R-UBX : </text:p>
        <text:list xml:id="list1787056854894767727" text:style-name="WW8Num7">
          <text:list-item>
            <text:p text:style-name="P43">déclarez une zone pour le domaine « <text:span text:style-name="T15">0.168.192.in-addr.arpa</text:span> » (les données seront dans le fichier <text:span text:style-name="T15">/etc/bind/db.192.168.0)</text:span></text:p>
          </text:list-item>
          <text:list-item>
            <text:p text:style-name="P43">définissez cette zone dans un nouveau fichier <text:span text:style-name="T15">/etc/bind/db.192.168.0</text:span>, en reprenant le début de du fichier <text:span text:style-name="T15">db.ubx</text:span>, et avec les enregistrements <text:span text:style-name="T15">PTR</text:span> de la zone</text:p>
          </text:list-item>
        </text:list>
        <text:p text:style-name="P30">100 <text:s text:c="15"/>IN PTR <text:s/>alice.ubx.</text:p>
        <text:p text:style-name="P30">...</text:p>
        <text:list xml:id="list175601962799321" text:continue-numbering="true" text:style-name="WW8Num7">
          <text:list-item>
            <text:p text:style-name="P43">Testez : « <text:span text:style-name="T15">host </text:span><text:span text:style-name="T20">numéro-ip-d'ALICE</text:span> »</text:p>
          </text:list-item>
          <text:list-item>
            <text:p text:style-name="P43">Notez le contenu du fichier :</text:p>
          </text:list-item>
        </text:list>
        <text:p text:style-name="Style_20_Courier_20__28_Latin_29__20_9_20_pt_20_Encadrement_20__3a__20__28_Simple_20_Automatique_20__20_0..."/>
        <text:p text:style-name="P60">$TTL 86400</text:p>
        <text:p text:style-name="P60">@<text:tab/>IN<text:tab/>SOA<text:tab/>rubx.ubx. Admin.rubx.ubx. (</text:p>
        <text:p text:style-name="P60"><text:tab/><text:tab/><text:tab/>201811<text:span text:style-name="T42">11</text:span>0<text:span text:style-name="T42">1</text:span> ; Serial</text:p>
        <text:p text:style-name="P60"><text:tab/><text:tab/><text:tab/>604800 ; Refresh</text:p>
        <text:p text:style-name="P60"><text:tab/><text:tab/><text:tab/>86400 ; Retry</text:p>
        <text:p text:style-name="P60"><text:tab/><text:tab/><text:tab/>2419200 ; Expire</text:p>
        <text:p text:style-name="P60"><text:tab/><text:tab/><text:tab/>86400 ) ; Negative Cache TTL</text:p>
        <text:p text:style-name="P66">;</text:p>
        <text:p text:style-name="P60">@<text:tab/>IN<text:tab/>NS<text:tab/>rubx.ubx.</text:p>
        <text:p text:style-name="P65">254 IN PTR <text:s/>rubx.ubx</text:p>
        <text:p text:style-name="P65">100 IN PTR <text:s/>alice.ubx</text:p>
        <text:p text:style-name="P66"><text:span text:style-name="T42">10 IN PTR riut.ubx</text:span></text:p>
        <text:p text:style-name="Style_20_Courier_20__28_Latin_29__20_9_20_pt_20_Encadrement_20__3a__20__28_Simple_20_Automatique_20__20_0..."/>
        <text:h text:style-name="Heading_20_1" text:outline-level="1">Serveurs maitres-esclaves</text:h>
        <text:p text:style-name="P9">Un peu de redondance est nécessaire pour assurer le fonctionnement même quand une machine est défaillante.</text:p>
        <text:p text:style-name="P9">Pour définir un serveur esclave pour une zone, par exemple « <text:span text:style-name="T15">ubx</text:span> », il faudra :</text:p>
        <text:list xml:id="list3822564103102798056" text:style-name="WW8Num17">
          <text:list-item>
            <text:p text:style-name="P44">sur le serveur esclave (R-IUT) ajouter une directive qui précise la zone, le serveur maître, et le fichier de stockage (le répertoire <text:span text:style-name="T15">/var/lib/bind</text:span> est l'endroit prévu pour) :</text:p>
          </text:list-item>
        </text:list>
        <text:p text:style-name="P30">zone "ubx" {</text:p>
        <text:p text:style-name="P29"><text:span text:style-name="T22"><text:s text:c="2"/></text:span><text:span text:style-name="T15">type slave;</text:span></text:p>
        <text:p text:style-name="P29"><text:span text:style-name="T22"><text:s text:c="2"/></text:span><text:span text:style-name="T15">file "/var/lib/bind/db.ubx";</text:span></text:p>
        <text:p text:style-name="P29"><text:span text:style-name="T22"><text:s text:c="2"/></text:span><text:span text:style-name="T15">masters { <text:s/>adresse-de-R-UBX ; };</text:span></text:p>
        <text:p text:style-name="P30">};</text:p>
        <text:list xml:id="list175601425939923" text:continue-numbering="true" text:style-name="WW8Num17">
          <text:list-item>
            <text:p text:style-name="P44">sur le serveur maître (R-UBX), ajouter un enregistrement NS pour la zone « <text:span text:style-name="T15">ubx</text:span> » pour que R-IUT fasse partie de la liste de serveurs.</text:p>
          </text:list-item>
        </text:list>
        <text:p text:style-name="P9"/>
        <text:p text:style-name="P14">Exercice :</text:p>
        <text:list xml:id="list6603172206262958228" text:style-name="WW8Num5">
          <text:list-item>
            <text:p text:style-name="P45">Faites les modifications et relancez les serveurs.</text:p>
          </text:list-item>
          <text:list-item>
            <text:p text:style-name="P45">Constatez que sur R-IUT, le fichier <text:span text:style-name="T15">/var/lib/bind/db.ubx</text:span> s'est rempli comme par magie.</text:p>
          </text:list-item>
          <text:list-item>
            <text:p text:style-name="P45">Arrêtez le serveur DNS sur R-UBX, et vérifiez que BOB peut quand même résoudre les noms de la zone « <text:span text:style-name="T15">ubx</text:span> ».</text:p>
          </text:list-item>
          <text:list-item>
            <text:p text:style-name="P45"><text:soft-page-break/>Par contre ALICE ne peut pas, parce qu'elle ne sait pas que R-IUT est aussi un serveur DNS. Modifiez son fichier <text:span text:style-name="T15">resolv.conf</text:span> pour qu'elle utilise les deux DNS.</text:p>
          </text:list-item>
        </text:list>
        <text:p text:style-name="Style_20_Courier_20__28_Latin_29__20_9_20_pt_20_Encadrement_20__3a__20__28_Simple_20_Automatique_20__20_0..."/>
        <text:p text:style-name="Style_20_Courier_20__28_Latin_29__20_9_20_pt_20_Encadrement_20__3a__20__28_Simple_20_Automatique_20__20_0..."/>
        <text:p text:style-name="P67">nameserver 192.168.10.254</text:p>
        <text:p text:style-name="Style_20_Courier_20__28_Latin_29__20_9_20_pt_20_Encadrement_20__3a__20__28_Simple_20_Automatique_20__20_0..."/>
        <text:p text:style-name="Style_20_Courier_20__28_Latin_29__20_9_20_pt_20_Encadrement_20__3a__20__28_Simple_20_Automatique_20__20_0..."/>
        <text:p text:style-name="P9"/>
        <text:p text:style-name="P14">Exercice :</text:p>
        <text:p text:style-name="P9">Observez la notification par le serveur maître :</text:p>
        <text:list xml:id="list6568435711768857246" text:style-name="WW8Num8">
          <text:list-item>
            <text:p text:style-name="P47">Faites tourner <text:span text:style-name="T15">Wireshark</text:span> sur R-IUT</text:p>
          </text:list-item>
          <text:list-item>
            <text:p text:style-name="P46">Sur R-UBX, modifiez le numéro de série de la zone « <text:span text:style-name="T15">ubx</text:span> », et relancez le serveur. Comment est transférée la zone ?</text:p>
          </text:list-item>
        </text:list>
        <text:p text:style-name="Style_20_Courier_20__28_Latin_29__20_9_20_pt_20_Encadrement_20__3a__20__28_Simple_20_Automatique_20__20_0..."/>
        <text:p text:style-name="Style_20_Courier_20__28_Latin_29__20_9_20_pt_20_Encadrement_20__3a__20__28_Simple_20_Automatique_20__20_0..."/>
        <text:p text:style-name="P67">Le serveur primaire (RUBX) ayant les information<text:span text:style-name="T43">s</text:span> du serveur es<text:span text:style-name="T43">c</text:span>lave, il lui transmet la zone et ses propriétés lorsque qu’il peut <text:span text:style-name="T43">le</text:span> joindre</text:p>
        <text:p text:style-name="Style_20_Courier_20__28_Latin_29__20_9_20_pt_20_Encadrement_20__3a__20__28_Simple_20_Automatique_20__20_0..."/>
        <text:p text:style-name="Style_20_Courier_20__28_Latin_29__20_9_20_pt_20_Encadrement_20__3a__20__28_Simple_20_Automatique_20__20_0..."/>
        <text:p text:style-name="Style_20_Courier_20__28_Latin_29__20_9_20_pt_20_Encadrement_20__3a__20__28_Simple_20_Automatique_20__20_0..."/>
        <text:h text:style-name="Heading_20_1" text:outline-level="1">Achever la configuration</text:h>
        <text:p text:style-name="P9">Vous avez vu maintenant tous les mécanismes : résolution, sous-domaines, résolution inverse, fonctionnement maître/esclave. Il reste à finir le travail :</text:p>
        <text:p text:style-name="P9"/>
        <text:p text:style-name="P14">Exercice :</text:p>
        <text:list xml:id="list9001103052205256925" text:style-name="WW8Num19">
          <text:list-item>
            <text:p text:style-name="P48">configurez R-IUT en serveur esclave de la zone inverse <text:span text:style-name="T15">192.168.0</text:span>,</text:p>
          </text:list-item>
          <text:list-item>
            <text:p text:style-name="P48">configurez R-UBX en serveur esclave de la zone « <text:span text:style-name="T15">iut.ubx</text:span> »,</text:p>
          </text:list-item>
          <text:list-item>
            <text:p text:style-name="P48">configurez R-IUT en serveur maître pour la résolution inverse de <text:span text:style-name="T15">192.168.10</text:span>, et R-UBX en serveur esclave.</text:p>
          </text:list-item>
        </text:list>
        <text:p text:style-name="P9"/>
        <text:p text:style-name="P9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Courier" svg:font-family="Courier, 'Courier New'" style:font-family-generic="modern"/>
    <style:font-face style:name="MS Mincho" svg:font-family="'MS Mincho', 'ＭＳ 明朝'" style:font-family-generic="modern"/>
    <style:font-face style:name="(Utiliser une police de caractè" svg:font-family="'(Utiliser une police de caractè', 'Times New Roman'" style:font-family-generic="roman"/>
    <style:font-face style:name="FreeSans2" svg:font-family="FreeSans" style:font-family-generic="swiss"/>
    <style:font-face style:name="AR PL SungtiL GB2" svg:font-family="'AR PL SungtiL GB'" style:font-pitch="variable"/>
    <style:font-face style:name="FreeSans3" svg:font-family="FreeSans" style:font-pitch="variable"/>
    <style:font-face style:name="AR PL SungtiL GB1" svg:font-family="'AR PL SungtiL GB'" style:font-family-generic="roman" style:font-pitch="variable"/>
    <style:font-face style:name="Batang" svg:font-family="Batang, 바탕" style:font-family-generic="roman" style:font-pitch="variable"/>
    <style:font-face style:name="FreeSans1" svg:font-family="FreeSans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76cm" style:writing-mode="lr-tb"/>
      <style:text-properties style:use-window-font-color="true" style:font-name="Liberation Serif" fo:font-size="12pt" fo:language="fr" fo:country="FR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>
        <style:tab-stops>
          <style:tab-stop style:position="12.7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AR PL SungtiL GB2" style:font-family-asian="'AR PL SungtiL GB'" style:font-pitch-asian="variable" style:font-size-asian="14pt" style:font-name-complex="FreeSans3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2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>
        <style:tab-stops/>
      </style:paragraph-properties>
      <style:text-properties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fo:font-style="italic" fo:font-weight="bold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2.161cm" fo:margin-right="0cm" fo:text-align="start" style:justify-single-word="false" fo:text-indent="-0.891cm" style:auto-text-indent="false" fo:keep-with-next="always"/>
      <style:text-properties fo:font-weight="bold" style:font-name-asian="MS Mincho" style:font-family-asian="'MS Mincho', 'ＭＳ 明朝'" style:font-family-generic-asian="modern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tyle="italic" style:font-style-asian="italic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code" style:family="paragraph" style:parent-style-name="Standard">
      <style:paragraph-properties fo:text-align="start" style:justify-single-word="false" fo:padding-left="0.141cm" fo:padding-right="0.141cm" fo:padding-top="0.035cm" fo:padding-bottom="0.035cm" fo:border="0.51pt solid #000000"/>
      <style:text-properties style:font-name="Courier New" fo:font-family="'Courier New'" style:font-family-generic="modern" fo:font-size="9pt" fo:language="en" fo:country="GB" style:font-size-asian="9pt" style:font-name-complex="Courier New" style:font-family-complex="'Courier New'" style:font-family-generic-complex="modern" style:font-size-complex="9pt"/>
    </style:style>
    <style:style style:name="points" style:family="paragraph" style:parent-style-name="Standard" style:list-style-name="WW8Num13"/>
    <style:style style:name="Kat" style:family="paragraph" style:parent-style-name="Standard">
      <style:paragraph-properties fo:line-height="133%"/>
      <style:text-properties style:font-name="Garamond" fo:font-family="Garamond" style:font-family-generic="roman" style:font-pitch="variable" fo:font-size="8.5pt" style:text-underline-style="solid" style:text-underline-type="double" style:text-underline-width="auto" style:text-underline-color="#ff0000" fo:font-weight="bold" style:font-size-asian="8.5pt" style:font-weight-asian="bold" style:font-name-complex="Garamond" style:font-family-complex="Garamond" style:font-family-generic-complex="roman" style:font-pitch-complex="variable" style:font-size-complex="8.5pt" style:font-style-complex="italic"/>
    </style:style>
    <style:style style:name="Titre1CV" style:family="paragraph" style:parent-style-name="Heading_20_1" style:default-outline-level="" style:list-style-name="">
      <style:paragraph-properties fo:margin-left="0cm" fo:margin-right="0cm" fo:text-indent="0cm" style:auto-text-indent="false"/>
      <style:text-properties fo:font-size="14pt" fo:language="en" fo:country="US" style:font-size-asian="14pt"/>
    </style:style>
    <style:style style:name="ContenuCV" style:family="paragraph" style:parent-style-name="Standard">
      <style:paragraph-properties fo:margin-left="2.501cm" fo:margin-right="0cm" fo:text-indent="-1.251cm" style:auto-text-indent="false"/>
      <style:text-properties style:font-name="Arial" fo:font-family="Arial" style:font-family-generic="swiss" style:font-pitch="variable" fo:language="en" fo:country="US" style:font-name-complex="Arial" style:font-family-complex="Arial" style:font-family-generic-complex="swiss" style:font-pitch-complex="variable"/>
    </style:style>
    <style:style style:name="EnumHermes" style:family="paragraph" style:parent-style-name="Standard" style:list-style-name="WW8Num12">
      <style:paragraph-properties fo:line-height="0.459cm" style:text-autospace="none" style:punctuation-wrap="simple" style:vertical-align="baseline"/>
      <style:text-properties fo:font-size="10pt" fo:letter-spacing="0.007cm" style:font-size-asian="10pt"/>
    </style:style>
    <style:style style:name="Titre0" style:family="paragraph" style:parent-style-name="Heading_20_1" style:default-outline-level="" style:list-style-name="">
      <style:paragraph-properties fo:margin-left="0cm" fo:margin-right="0cm" fo:text-align="center" style:justify-single-word="false" fo:text-indent="0cm" style:auto-text-indent="false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style:font-size-complex="8pt"/>
    </style:style>
    <style:style style:name="Style2" style:family="paragraph" style:parent-style-name="Standard" style:list-style-name="WW8Num9"/>
    <style:style style:name="Header" style:family="paragraph" style:parent-style-name="Standard" style:class="extra">
      <style:paragraph-properties>
        <style:tab-stops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" style:family="paragraph">
      <style:paragraph-properties fo:orphans="0" fo:widows="0" fo:hyphenation-ladder-count="no-limit" style:text-autospace="none"/>
      <style:text-properties fo:color="#000000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CM6" style:family="paragraph" style:parent-style-name="Default" style:next-style-name="Default">
      <style:paragraph-properties fo:margin-top="0cm" fo:margin-bottom="0.605cm" loext:contextual-spacing="false"/>
      <style:text-properties fo:color="#000000"/>
    </style:style>
    <style:style style:name="CM1" style:family="paragraph" style:parent-style-name="Default" style:next-style-name="Default">
      <style:text-properties fo:color="#000000"/>
    </style:style>
    <style:style style:name="CM7" style:family="paragraph" style:parent-style-name="Default" style:next-style-name="Default">
      <style:paragraph-properties fo:margin-top="0cm" fo:margin-bottom="0.182cm" loext:contextual-spacing="false"/>
      <style:text-properties fo:color="#000000"/>
    </style:style>
    <style:style style:name="CM5" style:family="paragraph" style:parent-style-name="Default" style:next-style-name="Default">
      <style:paragraph-properties style:line-height-at-least="0.487cm"/>
      <style:text-properties fo:color="#000000"/>
    </style:style>
    <style:style style:name="Entete" style:family="paragraph" style:parent-style-name="Standard">
      <style:paragraph-properties>
        <style:tab-stops>
          <style:tab-stop style:position="17.11cm" style:type="right"/>
        </style:tab-stops>
      </style:paragraph-properties>
    </style:style>
    <style:style style:name="TiTRE" style:family="paragraph" style:parent-style-name="Standard">
      <style:paragraph-properties fo:margin-left="1.905cm" fo:margin-right="0cm" fo:text-align="center" style:justify-single-word="false" fo:text-indent="0cm" style:auto-text-indent="false"/>
      <style:text-properties fo:font-size="14pt" fo:font-weight="bold" style:font-size-asian="14pt" style:font-weight-asian="bold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text-align="start" style:justify-single-word="false">
        <style:tab-stops/>
      </style:paragraph-properties>
    </style:style>
    <style:style style:name="Solution" style:family="paragraph" style:parent-style-name="Standard">
      <style:text-properties style:font-name="(Utiliser une police de caractè" fo:font-family="'(Utiliser une police de caractè', 'Times New Roman'" style:font-family-generic="roman" fo:font-style="italic" style:font-style-asian="italic" style:font-name-complex="(Utiliser une police de caractè" style:font-family-complex="'(Utiliser une police de caractè', 'Times New Roman'" style:font-family-generic-complex="roman"/>
    </style:style>
    <style:style style:name="CM8" style:family="paragraph" style:parent-style-name="Default" style:next-style-name="Default">
      <style:paragraph-properties fo:margin-top="0cm" fo:margin-bottom="0.508cm" loext:contextual-spacing="false"/>
      <style:text-properties fo:color="#000000"/>
    </style:style>
    <style:style style:name="CM4" style:family="paragraph" style:parent-style-name="Default" style:next-style-name="Default">
      <style:paragraph-properties style:line-height-at-least="0.443cm"/>
      <style:text-properties fo:color="#000000"/>
    </style:style>
    <style:style style:name="CM9" style:family="paragraph" style:parent-style-name="Default" style:next-style-name="Default">
      <style:paragraph-properties fo:margin-top="0cm" fo:margin-bottom="0.203cm" loext:contextual-spacing="false"/>
      <style:text-properties fo:color="#000000"/>
    </style:style>
    <style:style style:name="commande" style:family="paragraph" style:parent-style-name="Standard">
      <style:paragraph-properties fo:margin-left="0cm" fo:margin-right="0cm" fo:margin-top="0.212cm" fo:margin-bottom="0.212cm" loext:contextual-spacing="false" fo:text-indent="1.501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Question" style:family="paragraph" style:parent-style-name="Entete" style:list-style-name="WW8Num10"/>
    <style:style style:name="Style_20_Courier_20__28_Latin_29__20_9_20_pt_20_Encadrement_20__3a__20__28_Simple_20_Automatique_20__20_0..." style:display-name="Style Courier (Latin) 9 pt Encadrement : (Simple Automatique  0..." style:family="paragraph" style:parent-style-name="Standard">
      <style:paragraph-properties fo:text-align="start" style:justify-single-word="false" fo:padding-left="0.141cm" fo:padding-right="0.141cm" fo:padding-top="0.035cm" fo:padding-bottom="0.035cm" fo:border="0.51pt solid #000000">
        <style:tab-stops/>
      </style:paragraph-properties>
      <style:text-properties style:font-name="Courier" fo:font-family="Courier, 'Courier New'" style:font-family-generic="modern" fo:font-size="10pt" style:font-size-asian="10pt" style:font-name-complex="Courier" style:font-family-complex="Courier, 'Courier New'" style:font-family-generic-complex="moder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font-name-asian="Wingdings" style:font-family-asian="Wingdings" style:font-pitch-asian="variable" style:font-charset-asian="x-symbol" style:language-asian="en" style:country-asian="US"/>
    </style:style>
    <style:style style:name="WW8Num7z0" style:family="text"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WW8Num8z0" style:family="text"/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0" style:family="text">
      <style:text-properties style:font-name="Wingdings" fo:font-family="Wingdings" style:font-pitch="variable" style:font-charset="x-symbol" fo:font-style="normal" fo:font-weight="normal" style:font-style-asian="normal" style:font-weight-asian="normal" style:font-name-complex="Wingdings" style:font-family-complex="Wingdings" style:font-pitch-complex="variable" style:font-charset-complex="x-symbol"/>
    </style:style>
    <style:style style:name="WW8Num11z0" style:family="text">
      <style:text-properties style:font-name-asian="Batang" style:font-family-asian="Batang, 바탕" style:font-family-generic-asian="roman" style:font-pitch-asian="variable" style:language-asian="ja" style:country-asian="JP" style:font-size-complex="12pt"/>
    </style:style>
    <style:style style:name="WW8Num11z1" style:family="text">
      <style:text-properties style:font-name-asian="Wingdings" style:font-family-asian="Wingdings" style:font-pitch-asian="variable" style:font-charset-asian="x-symbol"/>
    </style:style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0" style:family="text"/>
    <style:style style:name="WW8Num17z0" style:family="text"/>
    <style:style style:name="WW8Num18z0" style:family="text"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WW8Num19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1" style:family="text"/>
    <style:style style:name="WW8Num18z2" style:family="text"/>
    <style:style style:name="WW8Num18z3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2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/>
    <style:style style:name="WW8Num34z0" style:family="text"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/>
    <style:style style:name="WW8Num3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8z0" style:family="text"/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4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z0" style:family="text"/>
    <style:style style:name="WW8Num41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1z2" style:family="text"/>
    <style:style style:name="WW8Num41z3" style:family="text"/>
    <style:style style:name="WW8Num41z4" style:family="text"/>
    <style:style style:name="WW8Num41z5" style:family="text"/>
    <style:style style:name="WW8Num41z6" style:family="text"/>
    <style:style style:name="WW8Num41z7" style:family="text"/>
    <style:style style:name="WW8Num41z8" style:family="text"/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texhtml1" style:family="text" style:parent-style-name="Police_20_par_20_défaut">
      <style:text-properties fo:font-size="15pt" style:font-size-asian="15pt" style:font-size-complex="15pt"/>
    </style:style>
    <style:style style:name="commande_20_Car" style:display-name="commande Car" style:family="text" style:parent-style-name="Police_20_par_20_défaut">
      <style:text-properties style:font-name="Arial" fo:font-family="Arial" style:font-family-generic="swiss" style:font-pitch="variable" fo:language="fr" fo:country="FR" style:font-name-complex="Arial" style:font-family-complex="Arial" style:font-family-generic-complex="swiss" style:font-pitch-complex="variable" style:language-complex="ar" style:country-complex="SA"/>
    </style:style>
    <style:style style:name="texteArial" style:family="text" style:parent-style-name="Police_20_par_20_défau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Cmd" style:family="text" style:parent-style-name="Police_20_par_20_défau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Page_20_Number" style:display-name="Page Number" style:family="text" style:parent-style-name="Police_20_par_20_défau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text:style-name="WW8Num1z0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3" text:style-name="WW8Num1z0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outline-level-style>
      <text:outline-level-style text:level="4" text:style-name="WW8Num1z0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outline-level-style>
      <text:outline-level-style text:level="5" text:style-name="WW8Num1z0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outline-level-style>
      <text:outline-level-style text:level="6" text:style-name="WW8Num1z0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outline-level-style>
      <text:outline-level-style text:level="7" text:style-name="WW8Num1z0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outline-level-style>
      <text:outline-level-style text:level="8" text:style-name="WW8Num1z0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outline-level-style>
      <text:outline-level-style text:level="9" text:style-name="WW8Num1z0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0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1z0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1z0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1z0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1z0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1z0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1z0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1z0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">
        <style:list-level-properties text:list-level-position-and-space-mode="label-alignment">
          <style:list-level-label-alignment text:label-followed-by="listtab" text:list-tab-stop-position="0.935cm" fo:text-indent="-0.635cm" fo:margin-left="0.9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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5" text:style-name="WW8Num1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7cm" fo:margin-left="2cm" fo:margin-right="2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6</text:page-number></text:span></text:p>
        <text:p text:style-name="Standard"/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UT Bordeaux I</dc:title>
    <meta:initial-creator>felix</meta:initial-creator>
    <meta:creation-date>2010-01-31T17:03:00</meta:creation-date>
    <dc:date>2018-11-13T17:56:01.214226068</dc:date>
    <meta:print-date>2017-04-04T10:13:00</meta:print-date>
    <meta:editing-cycles>581</meta:editing-cycles>
    <meta:editing-duration>P1DT15H15M46S</meta:editing-duration>
    <meta:generator>LibreOffice/5.1.6.2$Linux_X86_64 LibreOffice_project/10m0$Build-2</meta:generator>
    <meta:document-statistic meta:table-count="2" meta:image-count="0" meta:object-count="0" meta:page-count="6" meta:paragraph-count="192" meta:word-count="1551" meta:character-count="9449" meta:non-whitespace-character-count="8007"/>
  </office:meta>
</office:document-meta>
</file>